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?xml version="1.0" encoding="utf-8" ?&gt;</text:p>
      <text:p text:style-name="Standard">&lt;!-- SQL XML created by WWW SQL Designer, <text:a xlink:type="simple" xlink:href="http://code.google.com/p/wwwsqldesigner/" office:target-frame-name="_blank" xlink:show="new">http://code.google.com/p/wwwsqldesigner/</text:a> --&gt;</text:p>
      <text:p text:style-name="Standard">&lt;!-- Active URL: <text:a xlink:type="simple" xlink:href="http://ondras.zarovi.cz/sql/demo/" office:target-frame-name="_blank" xlink:show="new">http://ondras.zarovi.cz/sql/demo/</text:a> --&gt;</text:p>
      <text:p text:style-name="Standard">&lt;sql&gt;</text:p>
      <text:p text:style-name="Standard">&lt;datatypes db="mysql"&gt;</text:p>
      <text:p text:style-name="Standard">&lt;group label="Numeric" color="rgb(238,238,170)"&gt;</text:p>
      <text:p text:style-name="Standard">&lt;type label="TINYINT" length="0" sql="TINYINT" quote=""/&gt;</text:p>
      <text:p text:style-name="Standard">&lt;type label="SMALLINT" length="0" sql="SMALLINT" quote=""/&gt;</text:p>
      <text:p text:style-name="Standard">&lt;type label="MEDIUMINT" length="0" sql="MEDIUMINT" quote=""/&gt;</text:p>
      <text:p text:style-name="Standard">&lt;type label="INT" length="0" sql="INT" quote=""/&gt;</text:p>
      <text:p text:style-name="Standard">&lt;type label="Integer" length="0" sql="INTEGER" quote=""/&gt;</text:p>
      <text:p text:style-name="Standard">&lt;type label="BIGINT" length="0" sql="BIGINT" quote=""/&gt;</text:p>
      <text:p text:style-name="Standard">&lt;type label="Decimal" length="1" sql="DECIMAL" re="DEC" quote=""/&gt;</text:p>
      <text:p text:style-name="Standard">&lt;type label="Single precision" length="0" sql="FLOAT" quote=""/&gt;</text:p>
      <text:p text:style-name="Standard">&lt;type label="Double precision" length="0" sql="DOUBLE" re="DOUBLE" quote=""/&gt;</text:p>
      <text:p text:style-name="Standard">&lt;/group&gt;</text:p>
      <text:p text:style-name="Standard"/>
      <text:p text:style-name="Standard">&lt;group label="Character" color="rgb(255,200,200)"&gt;</text:p>
      <text:p text:style-name="Standard">&lt;type label="Char" length="1" sql="CHAR" quote="'"/&gt;</text:p>
      <text:p text:style-name="Standard">&lt;type label="Varchar" length="1" sql="VARCHAR" quote="'"/&gt;</text:p>
      <text:p text:style-name="Standard">&lt;type label="Text" length="0" sql="MEDIUMTEXT" re="TEXT" quote="'"/&gt;</text:p>
      <text:p text:style-name="Standard">&lt;type label="Binary" length="1" sql="BINARY" quote="'"/&gt;</text:p>
      <text:p text:style-name="Standard">&lt;type label="Varbinary" length="1" sql="VARBINARY" quote="'"/&gt;</text:p>
      <text:p text:style-name="Standard">&lt;type label="BLOB" length="0" sql="BLOB" re="BLOB" quote="'"/&gt;</text:p>
      <text:p text:style-name="Standard">&lt;/group&gt;</text:p>
      <text:p text:style-name="Standard"/>
      <text:p text:style-name="Standard">&lt;group label="Date &amp;amp; Time" color="rgb(200,255,200)"&gt;</text:p>
      <text:p text:style-name="Standard">&lt;type label="Date" length="0" sql="DATE" quote="'"/&gt;</text:p>
      <text:p text:style-name="Standard">&lt;type label="Time" length="0" sql="TIME" quote="'"/&gt;</text:p>
      <text:p text:style-name="Standard">&lt;type label="Datetime" length="0" sql="DATETIME" quote="'"/&gt;</text:p>
      <text:p text:style-name="Standard">&lt;type label="Year" length="0" sql="YEAR" quote=""/&gt;</text:p>
      <text:p text:style-name="Standard">&lt;type label="Timestamp" length="0" sql="TIMESTAMP" quote="'"/&gt;</text:p>
      <text:p text:style-name="Standard">&lt;/group&gt;</text:p>
      <text:p text:style-name="Standard">&lt;group label="Miscellaneous" color="rgb(200,200,255)"&gt;</text:p>
      <text:p text:style-name="Standard">&lt;type label="ENUM" length="1" sql="ENUM" quote=""/&gt;</text:p>
      <text:p text:style-name="Standard">&lt;type label="SET" length="1" sql="SET" quote=""/&gt;</text:p>
      <text:p text:style-name="Standard">&lt;type label="Bit" length="0" sql="bit" quote=""/&gt;</text:p>
      <text:p text:style-name="Standard">&lt;/group&gt;</text:p>
      <text:p text:style-name="Standard">&lt;/datatypes&gt;&lt;table x="770" y="783" name="users"&gt;</text:p>
      <text:p text:style-name="Standard">&lt;row name="users_login" null="1" autoincrement="1"&gt;</text:p>
      <text:p text:style-name="Standard">&lt;datatype&gt;VARCHAR(20)&lt;/datatype&gt;</text:p>
      <text:p text:style-name="Standard">&lt;default&gt;NULL&lt;/default&gt;&lt;/row&gt;</text:p>
      <text:p text:style-name="Standard">&lt;row name="users_psw" null="1" autoincrement="0"&gt;</text:p>
      <text:p text:style-name="Standard">&lt;datatype&gt;VARCHAR(20)&lt;/datatype&gt;</text:p>
      <text:p text:style-name="Standard">&lt;default&gt;NULL&lt;/default&gt;&lt;/row&gt;</text:p>
      <text:p text:style-name="Standard">&lt;row name="email" null="1" autoincrement="0"&gt;</text:p>
      <text:p text:style-name="Standard">&lt;datatype&gt;VARCHAR(30)&lt;/datatype&gt;</text:p>
      <text:p text:style-name="Standard">&lt;default&gt;NULL&lt;/default&gt;&lt;/row&gt;</text:p>
      <text:p text:style-name="Standard">&lt;row name="permission" null="0" autoincrement="0"&gt;</text:p>
      <text:p text:style-name="Standard"><text:soft-page-break/>&lt;datatype&gt;VARCHAR(15)&lt;/datatype&gt;</text:p>
      <text:p text:style-name="Standard">&lt;relation table="permission" row="permission" /&gt;</text:p>
      <text:p text:style-name="Standard">&lt;/row&gt;</text:p>
      <text:p text:style-name="Standard">&lt;key type="PRIMARY" name=""&gt;</text:p>
      <text:p text:style-name="Standard">&lt;part&gt;users_login&lt;/part&gt;</text:p>
      <text:p text:style-name="Standard">&lt;/key&gt;</text:p>
      <text:p text:style-name="Standard">&lt;/table&gt;</text:p>
      <text:p text:style-name="Standard">&lt;table x="402" y="534" name="user_addition_info"&gt;</text:p>
      <text:p text:style-name="Standard">&lt;row name="users_login" null="0" autoincrement="0"&gt;</text:p>
      <text:p text:style-name="Standard">&lt;datatype&gt;VARCHAR(20)&lt;/datatype&gt;</text:p>
      <text:p text:style-name="Standard">&lt;relation table="users" row="users_login" /&gt;</text:p>
      <text:p text:style-name="Standard">&lt;/row&gt;</text:p>
      <text:p text:style-name="Standard">&lt;row name="first_name" null="1" autoincrement="0"&gt;</text:p>
      <text:p text:style-name="Standard">&lt;datatype&gt;VARCHAR(first_name)&lt;/datatype&gt;</text:p>
      <text:p text:style-name="Standard">&lt;default&gt;NULL&lt;/default&gt;&lt;/row&gt;</text:p>
      <text:p text:style-name="Standard">&lt;row name="second_namenew field" null="1" autoincrement="0"&gt;</text:p>
      <text:p text:style-name="Standard">&lt;datatype&gt;VARCHAR(20)&lt;/datatype&gt;</text:p>
      <text:p text:style-name="Standard">&lt;default&gt;NULL&lt;/default&gt;&lt;/row&gt;</text:p>
      <text:p text:style-name="Standard">&lt;row name="sex" null="0" autoincrement="0"&gt;</text:p>
      <text:p text:style-name="Standard">&lt;datatype&gt;VARCHAR(6)&lt;/datatype&gt;</text:p>
      <text:p text:style-name="Standard">&lt;default&gt;''female', 'male''&lt;/default&gt;&lt;/row&gt;</text:p>
      <text:p text:style-name="Standard">&lt;row name="birth_date" null="1" autoincrement="0"&gt;</text:p>
      <text:p text:style-name="Standard">&lt;datatype&gt;DATE&lt;/datatype&gt;</text:p>
      <text:p text:style-name="Standard">&lt;default&gt;NULL&lt;/default&gt;&lt;/row&gt;</text:p>
      <text:p text:style-name="Standard">&lt;row name="address" null="1" autoincrement="0"&gt;</text:p>
      <text:p text:style-name="Standard">&lt;datatype&gt;VARCHAR(60)&lt;/datatype&gt;</text:p>
      <text:p text:style-name="Standard">&lt;default&gt;NULL&lt;/default&gt;&lt;/row&gt;</text:p>
      <text:p text:style-name="Standard">&lt;row name="phone" null="1" autoincrement="0"&gt;</text:p>
      <text:p text:style-name="Standard">&lt;datatype&gt;VARCHAR(10)&lt;/datatype&gt;</text:p>
      <text:p text:style-name="Standard">&lt;default&gt;NULL&lt;/default&gt;&lt;/row&gt;</text:p>
      <text:p text:style-name="Standard">&lt;row name="foto" null="1" autoincrement="0"&gt;</text:p>
      <text:p text:style-name="Standard">&lt;datatype&gt;TINYINT&lt;/datatype&gt;</text:p>
      <text:p text:style-name="Standard">&lt;default&gt;NULL&lt;/default&gt;&lt;relation table="images" row="id" /&gt;</text:p>
      <text:p text:style-name="Standard">&lt;/row&gt;</text:p>
      <text:p text:style-name="Standard">&lt;key type="PRIMARY" name=""&gt;</text:p>
      <text:p text:style-name="Standard">&lt;part&gt;users_login&lt;/part&gt;</text:p>
      <text:p text:style-name="Standard">&lt;/key&gt;</text:p>
      <text:p text:style-name="Standard">&lt;/table&gt;</text:p>
      <text:p text:style-name="Standard">&lt;table x="32" y="1643" name="workout_types"&gt;</text:p>
      <text:p text:style-name="Standard">&lt;row name="type" null="0" autoincrement="1"&gt;</text:p>
      <text:p text:style-name="Standard">&lt;datatype&gt;VARCHAR(20)&lt;/datatype&gt;</text:p>
      <text:p text:style-name="Standard">&lt;/row&gt;</text:p>
      <text:p text:style-name="Standard">&lt;key type="PRIMARY" name=""&gt;</text:p>
      <text:p text:style-name="Standard">&lt;part&gt;type&lt;/part&gt;</text:p>
      <text:p text:style-name="Standard">&lt;/key&gt;</text:p>
      <text:p text:style-name="Standard">&lt;/table&gt;</text:p>
      <text:p text:style-name="Standard">&lt;table x="60" y="1815" name="workout_difficulties"&gt;</text:p>
      <text:p text:style-name="Standard">&lt;row name="difficulty" null="0" autoincrement="0"&gt;</text:p>
      <text:p text:style-name="Standard">&lt;datatype&gt;VARCHAR(20)&lt;/datatype&gt;</text:p>
      <text:p text:style-name="Standard"><text:soft-page-break/>&lt;/row&gt;</text:p>
      <text:p text:style-name="Standard">&lt;key type="PRIMARY" name=""&gt;</text:p>
      <text:p text:style-name="Standard">&lt;part&gt;difficulty&lt;/part&gt;</text:p>
      <text:p text:style-name="Standard">&lt;/key&gt;</text:p>
      <text:p text:style-name="Standard">&lt;/table&gt;</text:p>
      <text:p text:style-name="Standard">&lt;table x="37" y="1719" name="workout_frequencies"&gt;</text:p>
      <text:p text:style-name="Standard">&lt;row name="frequency" null="0" autoincrement="0"&gt;</text:p>
      <text:p text:style-name="Standard">&lt;datatype&gt;VARCHAR(20)&lt;/datatype&gt;</text:p>
      <text:p text:style-name="Standard">&lt;/row&gt;</text:p>
      <text:p text:style-name="Standard">&lt;key type="PRIMARY" name=""&gt;</text:p>
      <text:p text:style-name="Standard">&lt;part&gt;frequency&lt;/part&gt;</text:p>
      <text:p text:style-name="Standard">&lt;/key&gt;</text:p>
      <text:p text:style-name="Standard">&lt;/table&gt;</text:p>
      <text:p text:style-name="Standard">&lt;table x="482" y="1184" name="workouts"&gt;</text:p>
      <text:p text:style-name="Standard">&lt;row name="image" null="0" autoincrement="0"&gt;</text:p>
      <text:p text:style-name="Standard">&lt;datatype&gt;TINYINT&lt;/datatype&gt;</text:p>
      <text:p text:style-name="Standard">&lt;relation table="images" row="id" /&gt;</text:p>
      <text:p text:style-name="Standard">&lt;relation table="images" row="id" /&gt;</text:p>
      <text:p text:style-name="Standard">&lt;/row&gt;</text:p>
      <text:p text:style-name="Standard">&lt;row name="title" null="0" autoincrement="0"&gt;</text:p>
      <text:p text:style-name="Standard">&lt;datatype&gt;VARCHAR(30)&lt;/datatype&gt;</text:p>
      <text:p text:style-name="Standard">&lt;/row&gt;</text:p>
      <text:p text:style-name="Standard">&lt;row name="creator" null="0" autoincrement="0"&gt;</text:p>
      <text:p text:style-name="Standard">&lt;datatype&gt;VARCHAR(20)&lt;/datatype&gt;</text:p>
      <text:p text:style-name="Standard">&lt;relation table="users" row="users_login" /&gt;</text:p>
      <text:p text:style-name="Standard">&lt;/row&gt;</text:p>
      <text:p text:style-name="Standard">&lt;row name="author" null="1" autoincrement="0"&gt;</text:p>
      <text:p text:style-name="Standard">&lt;datatype&gt;VARCHAR(30)&lt;/datatype&gt;</text:p>
      <text:p text:style-name="Standard">&lt;default&gt;NULL&lt;/default&gt;&lt;/row&gt;</text:p>
      <text:p text:style-name="Standard">&lt;row name="type" null="0" autoincrement="0"&gt;</text:p>
      <text:p text:style-name="Standard">&lt;datatype&gt;VARCHAR(20)&lt;/datatype&gt;</text:p>
      <text:p text:style-name="Standard">&lt;relation table="workout_types" row="type" /&gt;</text:p>
      <text:p text:style-name="Standard">&lt;relation table="workout_types" row="type" /&gt;</text:p>
      <text:p text:style-name="Standard">&lt;/row&gt;</text:p>
      <text:p text:style-name="Standard">&lt;row name="frequency" null="0" autoincrement="0"&gt;</text:p>
      <text:p text:style-name="Standard">&lt;datatype&gt;VARCHAR(20)&lt;/datatype&gt;</text:p>
      <text:p text:style-name="Standard">&lt;default&gt;'NULL'&lt;/default&gt;&lt;relation table="workout_frequencies" row="frequency" /&gt;</text:p>
      <text:p text:style-name="Standard">&lt;relation table="workout_frequencies" row="frequency" /&gt;</text:p>
      <text:p text:style-name="Standard">&lt;/row&gt;</text:p>
      <text:p text:style-name="Standard">&lt;row name="difficulty" null="0" autoincrement="0"&gt;</text:p>
      <text:p text:style-name="Standard">&lt;datatype&gt;VARCHAR(20)&lt;/datatype&gt;</text:p>
      <text:p text:style-name="Standard">&lt;relation table="workout_difficulties" row="difficulty" /&gt;</text:p>
      <text:p text:style-name="Standard">&lt;relation table="workout_difficulties" row="difficulty" /&gt;</text:p>
      <text:p text:style-name="Standard">&lt;/row&gt;</text:p>
      <text:p text:style-name="Standard">&lt;row name="description" null="1" autoincrement="0"&gt;</text:p>
      <text:p text:style-name="Standard">&lt;datatype&gt;VARBINARY(1000)&lt;/datatype&gt;</text:p>
      <text:p text:style-name="Standard">&lt;default&gt;NULL&lt;/default&gt;&lt;/row&gt;</text:p>
      <text:p text:style-name="Standard">&lt;key type="PRIMARY" name=""&gt;</text:p>
      <text:p text:style-name="Standard">&lt;part&gt;creator&lt;/part&gt;</text:p>
      <text:p text:style-name="Standard"><text:soft-page-break/>&lt;part&gt;title&lt;/part&gt;</text:p>
      <text:p text:style-name="Standard">&lt;/key&gt;</text:p>
      <text:p text:style-name="Standard">&lt;/table&gt;</text:p>
      <text:p text:style-name="Standard">&lt;table x="42" y="680" name="images"&gt;</text:p>
      <text:p text:style-name="Standard">&lt;row name="id" null="1" autoincrement="1"&gt;</text:p>
      <text:p text:style-name="Standard">&lt;datatype&gt;TINYINT&lt;/datatype&gt;</text:p>
      <text:p text:style-name="Standard">&lt;default&gt;NULL&lt;/default&gt;&lt;/row&gt;</text:p>
      <text:p text:style-name="Standard">&lt;row name="gzipImage" null="1" autoincrement="0"&gt;</text:p>
      <text:p text:style-name="Standard">&lt;datatype&gt;BLOB(30)&lt;/datatype&gt;</text:p>
      <text:p text:style-name="Standard">&lt;default&gt;NULL&lt;/default&gt;&lt;/row&gt;</text:p>
      <text:p text:style-name="Standard">&lt;row name="amazonLink" null="1" autoincrement="0"&gt;</text:p>
      <text:p text:style-name="Standard">&lt;datatype&gt;VARCHAR&lt;/datatype&gt;</text:p>
      <text:p text:style-name="Standard">&lt;default&gt;NULL&lt;/default&gt;&lt;/row&gt;</text:p>
      <text:p text:style-name="Standard">&lt;key type="PRIMARY" name=""&gt;</text:p>
      <text:p text:style-name="Standard">&lt;part&gt;id&lt;/part&gt;</text:p>
      <text:p text:style-name="Standard">&lt;/key&gt;</text:p>
      <text:p text:style-name="Standard">&lt;/table&gt;</text:p>
      <text:p text:style-name="Standard">&lt;table x="33" y="1331" name="workouts_statistic"&gt;</text:p>
      <text:p text:style-name="Standard">&lt;row name="workout_id" null="0" autoincrement="0"&gt;</text:p>
      <text:p text:style-name="Standard">&lt;datatype&gt;VARCHAR(39)&lt;/datatype&gt;</text:p>
      <text:p text:style-name="Standard">&lt;relation table="workouts" row="title" /&gt;</text:p>
      <text:p text:style-name="Standard">&lt;/row&gt;</text:p>
      <text:p text:style-name="Standard">&lt;row name="creator" null="1" autoincrement="0"&gt;</text:p>
      <text:p text:style-name="Standard">&lt;datatype&gt;VARCHAR(20)&lt;/datatype&gt;</text:p>
      <text:p text:style-name="Standard">&lt;default&gt;NULL&lt;/default&gt;&lt;relation table="workouts" row="creator" /&gt;</text:p>
      <text:p text:style-name="Standard">&lt;/row&gt;</text:p>
      <text:p text:style-name="Standard">&lt;row name="downloads" null="1" autoincrement="0"&gt;</text:p>
      <text:p text:style-name="Standard">&lt;datatype&gt;TINYINT&lt;/datatype&gt;</text:p>
      <text:p text:style-name="Standard">&lt;default&gt;0&lt;/default&gt;&lt;/row&gt;</text:p>
      <text:p text:style-name="Standard">&lt;row name="views" null="0" autoincrement="0"&gt;</text:p>
      <text:p text:style-name="Standard">&lt;datatype&gt;TINYINT&lt;/datatype&gt;</text:p>
      <text:p text:style-name="Standard">&lt;default&gt;1&lt;/default&gt;&lt;/row&gt;</text:p>
      <text:p text:style-name="Standard">&lt;row name="rating" null="0" autoincrement="0"&gt;</text:p>
      <text:p text:style-name="Standard">&lt;datatype&gt;DOUBLE&lt;/datatype&gt;</text:p>
      <text:p text:style-name="Standard">&lt;default&gt;0.0&lt;/default&gt;&lt;/row&gt;</text:p>
      <text:p text:style-name="Standard">&lt;row name="votesnew field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tweets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google_share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vk_share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facebook_share" null="0" autoincrement="0"&gt;</text:p>
      <text:p text:style-name="Standard">&lt;datatype&gt;TINYINT&lt;/datatype&gt;</text:p>
      <text:p text:style-name="Standard"><text:soft-page-break/>&lt;default&gt;0&lt;/default&gt;&lt;/row&gt;</text:p>
      <text:p text:style-name="Standard">&lt;key type="PRIMARY" name=""&gt;</text:p>
      <text:p text:style-name="Standard">&lt;part&gt;workout_id&lt;/part&gt;</text:p>
      <text:p text:style-name="Standard">&lt;part&gt;creator&lt;/part&gt;</text:p>
      <text:p text:style-name="Standard">&lt;/key&gt;</text:p>
      <text:p text:style-name="Standard">&lt;/table&gt;</text:p>
      <text:p text:style-name="Standard">&lt;table x="1331" y="918" name="exercises_statistic"&gt;</text:p>
      <text:p text:style-name="Standard">&lt;row name="exercise_id" null="0" autoincrement="0"&gt;</text:p>
      <text:p text:style-name="Standard">&lt;datatype&gt;TINYINT&lt;/datatype&gt;</text:p>
      <text:p text:style-name="Standard">&lt;relation table="exercises" row="id" /&gt;</text:p>
      <text:p text:style-name="Standard">&lt;/row&gt;</text:p>
      <text:p text:style-name="Standard">&lt;row name="downloads" null="1" autoincrement="0"&gt;</text:p>
      <text:p text:style-name="Standard">&lt;datatype&gt;TINYINT&lt;/datatype&gt;</text:p>
      <text:p text:style-name="Standard">&lt;default&gt;0&lt;/default&gt;&lt;/row&gt;</text:p>
      <text:p text:style-name="Standard">&lt;row name="views" null="0" autoincrement="0"&gt;</text:p>
      <text:p text:style-name="Standard">&lt;datatype&gt;TINYINT&lt;/datatype&gt;</text:p>
      <text:p text:style-name="Standard">&lt;default&gt;1&lt;/default&gt;&lt;/row&gt;</text:p>
      <text:p text:style-name="Standard">&lt;row name="rating" null="0" autoincrement="0"&gt;</text:p>
      <text:p text:style-name="Standard">&lt;datatype&gt;DOUBLE&lt;/datatype&gt;</text:p>
      <text:p text:style-name="Standard">&lt;default&gt;0.0&lt;/default&gt;&lt;/row&gt;</text:p>
      <text:p text:style-name="Standard">&lt;row name="votesnew field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tweets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google_share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vk_share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facebook_share" null="0" autoincrement="0"&gt;</text:p>
      <text:p text:style-name="Standard">&lt;datatype&gt;TINYINT&lt;/datatype&gt;</text:p>
      <text:p text:style-name="Standard">&lt;default&gt;0&lt;/default&gt;&lt;/row&gt;</text:p>
      <text:p text:style-name="Standard">&lt;key type="PRIMARY" name=""&gt;</text:p>
      <text:p text:style-name="Standard">&lt;part&gt;exercise_id&lt;/part&gt;</text:p>
      <text:p text:style-name="Standard">&lt;/key&gt;</text:p>
      <text:p text:style-name="Standard">&lt;/table&gt;</text:p>
      <text:p text:style-name="Standard">&lt;table x="18" y="1031" name="workout_comments"&gt;</text:p>
      <text:p text:style-name="Standard">&lt;row name="comment_id" null="0" autoincrement="1"&gt;</text:p>
      <text:p text:style-name="Standard">&lt;datatype&gt;TINYINT&lt;/datatype&gt;</text:p>
      <text:p text:style-name="Standard">&lt;/row&gt;</text:p>
      <text:p text:style-name="Standard">&lt;row name="workout_id" null="0" autoincrement="0"&gt;</text:p>
      <text:p text:style-name="Standard">&lt;datatype&gt;INT&lt;/datatype&gt;</text:p>
      <text:p text:style-name="Standard">&lt;relation table="workouts" row="title" /&gt;</text:p>
      <text:p text:style-name="Standard">&lt;/row&gt;</text:p>
      <text:p text:style-name="Standard">&lt;row name="creator" null="1" autoincrement="0"&gt;</text:p>
      <text:p text:style-name="Standard">&lt;datatype&gt;TINYINT&lt;/datatype&gt;</text:p>
      <text:p text:style-name="Standard"><text:soft-page-break/>&lt;default&gt;NULL&lt;/default&gt;&lt;relation table="workouts" row="creator" /&gt;</text:p>
      <text:p text:style-name="Standard">&lt;/row&gt;</text:p>
      <text:p text:style-name="Standard">&lt;row name="users_login" null="0" autoincrement="0"&gt;</text:p>
      <text:p text:style-name="Standard">&lt;datatype&gt;VARCHAR(20)&lt;/datatype&gt;</text:p>
      <text:p text:style-name="Standard">&lt;relation table="users" row="users_login" /&gt;</text:p>
      <text:p text:style-name="Standard">&lt;relation table="users" row="users_login" /&gt;</text:p>
      <text:p text:style-name="Standard">&lt;/row&gt;</text:p>
      <text:p text:style-name="Standard">&lt;row name="comment_text" null="0" autoincrement="0"&gt;</text:p>
      <text:p text:style-name="Standard">&lt;datatype&gt;VARBINARY(300)&lt;/datatype&gt;</text:p>
      <text:p text:style-name="Standard">&lt;/row&gt;</text:p>
      <text:p text:style-name="Standard">&lt;key type="PRIMARY" name=""&gt;</text:p>
      <text:p text:style-name="Standard">&lt;part&gt;comment_id&lt;/part&gt;</text:p>
      <text:p text:style-name="Standard">&lt;/key&gt;</text:p>
      <text:p text:style-name="Standard">&lt;/table&gt;</text:p>
      <text:p text:style-name="Standard">&lt;table x="1209" y="1835" name="exercise_equipments"&gt;</text:p>
      <text:p text:style-name="Standard">&lt;row name="equipment" null="0" autoincrement="0"&gt;</text:p>
      <text:p text:style-name="Standard">&lt;datatype&gt;TINYINT&lt;/datatype&gt;</text:p>
      <text:p text:style-name="Standard">&lt;relation table="texts" row="id" /&gt;</text:p>
      <text:p text:style-name="Standard">&lt;/row&gt;</text:p>
      <text:p text:style-name="Standard">&lt;row name="language" null="0" autoincrement="0"&gt;</text:p>
      <text:p text:style-name="Standard">&lt;datatype&gt;VARCHAR(4)&lt;/datatype&gt;</text:p>
      <text:p text:style-name="Standard">&lt;relation table="texts" row="language" /&gt;</text:p>
      <text:p text:style-name="Standard">&lt;/row&gt;</text:p>
      <text:p text:style-name="Standard">&lt;key type="PRIMARY" name=""&gt;</text:p>
      <text:p text:style-name="Standard">&lt;part&gt;equipment&lt;/part&gt;</text:p>
      <text:p text:style-name="Standard">&lt;part&gt;language&lt;/part&gt;</text:p>
      <text:p text:style-name="Standard">&lt;/key&gt;</text:p>
      <text:p text:style-name="Standard">&lt;/table&gt;</text:p>
      <text:p text:style-name="Standard">&lt;table x="1205" y="1723" name="exercise_difficulties"&gt;</text:p>
      <text:p text:style-name="Standard">&lt;row name="difficulty" null="0" autoincrement="0"&gt;</text:p>
      <text:p text:style-name="Standard">&lt;datatype&gt;TINYINT&lt;/datatype&gt;</text:p>
      <text:p text:style-name="Standard">&lt;relation table="texts" row="id" /&gt;</text:p>
      <text:p text:style-name="Standard">&lt;/row&gt;</text:p>
      <text:p text:style-name="Standard">&lt;row name="language" null="0" autoincrement="0"&gt;</text:p>
      <text:p text:style-name="Standard">&lt;datatype&gt;VARCHAR(4)&lt;/datatype&gt;</text:p>
      <text:p text:style-name="Standard">&lt;relation table="texts" row="language" /&gt;</text:p>
      <text:p text:style-name="Standard">&lt;/row&gt;</text:p>
      <text:p text:style-name="Standard">&lt;key type="PRIMARY" name=""&gt;</text:p>
      <text:p text:style-name="Standard">&lt;part&gt;difficulty&lt;/part&gt;</text:p>
      <text:p text:style-name="Standard">&lt;part&gt;language&lt;/part&gt;</text:p>
      <text:p text:style-name="Standard">&lt;/key&gt;</text:p>
      <text:p text:style-name="Standard">&lt;/table&gt;</text:p>
      <text:p text:style-name="Standard">&lt;table x="1195" y="1617" name="exercise_types"&gt;</text:p>
      <text:p text:style-name="Standard">&lt;row name="type" null="0" autoincrement="0"&gt;</text:p>
      <text:p text:style-name="Standard">&lt;datatype&gt;TINYINT&lt;/datatype&gt;</text:p>
      <text:p text:style-name="Standard">&lt;relation table="texts" row="id" /&gt;</text:p>
      <text:p text:style-name="Standard">&lt;/row&gt;</text:p>
      <text:p text:style-name="Standard">&lt;row name="language" null="0" autoincrement="0"&gt;</text:p>
      <text:p text:style-name="Standard">&lt;datatype&gt;VARCHAR(4)&lt;/datatype&gt;</text:p>
      <text:p text:style-name="Standard"><text:soft-page-break/>&lt;relation table="texts" row="language" /&gt;</text:p>
      <text:p text:style-name="Standard">&lt;/row&gt;</text:p>
      <text:p text:style-name="Standard">&lt;key type="PRIMARY" name=""&gt;</text:p>
      <text:p text:style-name="Standard">&lt;part&gt;type&lt;/part&gt;</text:p>
      <text:p text:style-name="Standard">&lt;part&gt;language&lt;/part&gt;</text:p>
      <text:p text:style-name="Standard">&lt;/key&gt;</text:p>
      <text:p text:style-name="Standard">&lt;/table&gt;</text:p>
      <text:p text:style-name="Standard">&lt;table x="1310" y="800" name="exercise_comments"&gt;</text:p>
      <text:p text:style-name="Standard">&lt;row name="comment_id" null="0" autoincrement="1"&gt;</text:p>
      <text:p text:style-name="Standard">&lt;datatype&gt;TINYINT&lt;/datatype&gt;</text:p>
      <text:p text:style-name="Standard">&lt;/row&gt;</text:p>
      <text:p text:style-name="Standard">&lt;row name="exersice_id" null="0" autoincrement="0"&gt;</text:p>
      <text:p text:style-name="Standard">&lt;datatype&gt;TINYINT&lt;/datatype&gt;</text:p>
      <text:p text:style-name="Standard">&lt;relation table="exercises" row="id" /&gt;</text:p>
      <text:p text:style-name="Standard">&lt;/row&gt;</text:p>
      <text:p text:style-name="Standard">&lt;row name="users_login" null="0" autoincrement="0"&gt;</text:p>
      <text:p text:style-name="Standard">&lt;datatype&gt;VARCHAR(20)&lt;/datatype&gt;</text:p>
      <text:p text:style-name="Standard">&lt;relation table="users" row="users_login" /&gt;</text:p>
      <text:p text:style-name="Standard">&lt;/row&gt;</text:p>
      <text:p text:style-name="Standard">&lt;row name="comment_text" null="0" autoincrement="0"&gt;</text:p>
      <text:p text:style-name="Standard">&lt;datatype&gt;VARBINARY(300)&lt;/datatype&gt;</text:p>
      <text:p text:style-name="Standard">&lt;/row&gt;</text:p>
      <text:p text:style-name="Standard">&lt;key type="PRIMARY" name=""&gt;</text:p>
      <text:p text:style-name="Standard">&lt;part&gt;comment_id&lt;/part&gt;</text:p>
      <text:p text:style-name="Standard">&lt;/key&gt;</text:p>
      <text:p text:style-name="Standard">&lt;/table&gt;</text:p>
      <text:p text:style-name="Standard">&lt;table x="1030" y="1124" name="exercises"&gt;</text:p>
      <text:p text:style-name="Standard">&lt;row name="id" null="1" autoincrement="1"&gt;</text:p>
      <text:p text:style-name="Standard">&lt;datatype&gt;TINYINT&lt;/datatype&gt;</text:p>
      <text:p text:style-name="Standard">&lt;default&gt;NULL&lt;/default&gt;&lt;/row&gt;</text:p>
      <text:p text:style-name="Standard">&lt;row name="title" null="0" autoincrement="0"&gt;</text:p>
      <text:p text:style-name="Standard">&lt;datatype&gt;VARCHAR(20)&lt;/datatype&gt;</text:p>
      <text:p text:style-name="Standard">&lt;/row&gt;</text:p>
      <text:p text:style-name="Standard">&lt;row name="image1" null="0" autoincrement="0"&gt;</text:p>
      <text:p text:style-name="Standard">&lt;datatype&gt;TINYINT&lt;/datatype&gt;</text:p>
      <text:p text:style-name="Standard">&lt;/row&gt;</text:p>
      <text:p text:style-name="Standard">&lt;row name="image2" null="0" autoincrement="0"&gt;</text:p>
      <text:p text:style-name="Standard">&lt;datatype&gt;TINYINT&lt;/datatype&gt;</text:p>
      <text:p text:style-name="Standard">&lt;/row&gt;</text:p>
      <text:p text:style-name="Standard">&lt;key type="PRIMARY" name=""&gt;</text:p>
      <text:p text:style-name="Standard">&lt;part&gt;id&lt;/part&gt;</text:p>
      <text:p text:style-name="Standard">&lt;/key&gt;</text:p>
      <text:p text:style-name="Standard">&lt;/table&gt;</text:p>
      <text:p text:style-name="Standard">&lt;table x="505" y="961" name="permission"&gt;</text:p>
      <text:p text:style-name="Standard">&lt;row name="permission" null="0" autoincrement="0"&gt;</text:p>
      <text:p text:style-name="Standard">&lt;datatype&gt;VARCHAR(15)&lt;/datatype&gt;</text:p>
      <text:p text:style-name="Standard">&lt;/row&gt;</text:p>
      <text:p text:style-name="Standard">&lt;key type="PRIMARY" name=""&gt;</text:p>
      <text:p text:style-name="Standard">&lt;part&gt;permission&lt;/part&gt;</text:p>
      <text:p text:style-name="Standard"><text:soft-page-break/>&lt;/key&gt;</text:p>
      <text:p text:style-name="Standard">&lt;/table&gt;</text:p>
      <text:p text:style-name="Standard">&lt;table x="778" y="1309" name="workout_exercise"&gt;</text:p>
      <text:p text:style-name="Standard">&lt;row name="id" null="1" autoincrement="1"&gt;</text:p>
      <text:p text:style-name="Standard">&lt;datatype&gt;TINYINT&lt;/datatype&gt;</text:p>
      <text:p text:style-name="Standard">&lt;default&gt;NULL&lt;/default&gt;&lt;/row&gt;</text:p>
      <text:p text:style-name="Standard">&lt;row name="exercise_id " null="0" autoincrement="0"&gt;</text:p>
      <text:p text:style-name="Standard">&lt;datatype&gt;TINYINT&lt;/datatype&gt;</text:p>
      <text:p text:style-name="Standard">&lt;default&gt;NULL&lt;/default&gt;&lt;relation table="exercises" row="id" /&gt;</text:p>
      <text:p text:style-name="Standard">&lt;/row&gt;</text:p>
      <text:p text:style-name="Standard">&lt;row name="workout_id" null="0" autoincrement="0"&gt;</text:p>
      <text:p text:style-name="Standard">&lt;datatype&gt;VARCHAR(50)&lt;/datatype&gt;</text:p>
      <text:p text:style-name="Standard">&lt;relation table="workouts" row="title" /&gt;</text:p>
      <text:p text:style-name="Standard">&lt;/row&gt;</text:p>
      <text:p text:style-name="Standard">&lt;row name="creator" null="1" autoincrement="0"&gt;</text:p>
      <text:p text:style-name="Standard">&lt;datatype&gt;VARCHAR(20)&lt;/datatype&gt;</text:p>
      <text:p text:style-name="Standard">&lt;default&gt;NULL&lt;/default&gt;&lt;relation table="workouts" row="creator" /&gt;</text:p>
      <text:p text:style-name="Standard">&lt;/row&gt;</text:p>
      <text:p text:style-name="Standard">&lt;row name="day" null="0" autoincrement="0"&gt;</text:p>
      <text:p text:style-name="Standard">&lt;datatype&gt;VARCHAR(10)&lt;/datatype&gt;</text:p>
      <text:p text:style-name="Standard">&lt;default&gt;'Day 1'&lt;/default&gt;&lt;/row&gt;</text:p>
      <text:p text:style-name="Standard">&lt;row name="timer" null="0" autoincrement="0"&gt;</text:p>
      <text:p text:style-name="Standard">&lt;datatype&gt;TINYINT&lt;/datatype&gt;</text:p>
      <text:p text:style-name="Standard">&lt;default&gt;30&lt;/default&gt;&lt;/row&gt;</text:p>
      <text:p text:style-name="Standard">&lt;row name="repeat" null="0" autoincrement="0"&gt;</text:p>
      <text:p text:style-name="Standard">&lt;datatype&gt;TINYINT&lt;/datatype&gt;</text:p>
      <text:p text:style-name="Standard">&lt;default&gt;1&lt;/default&gt;&lt;/row&gt;</text:p>
      <text:p text:style-name="Standard">&lt;row name="sets" null="0" autoincrement="0"&gt;</text:p>
      <text:p text:style-name="Standard">&lt;datatype&gt;TINYINT&lt;/datatype&gt;</text:p>
      <text:p text:style-name="Standard">&lt;default&gt;1&lt;/default&gt;&lt;/row&gt;</text:p>
      <text:p text:style-name="Standard">&lt;key type="PRIMARY" name=""&gt;</text:p>
      <text:p text:style-name="Standard">&lt;part&gt;id&lt;/part&gt;</text:p>
      <text:p text:style-name="Standard">&lt;/key&gt;</text:p>
      <text:p text:style-name="Standard">&lt;/table&gt;</text:p>
      <text:p text:style-name="Standard">&lt;table x="978" y="940" name="user_workout"&gt;</text:p>
      <text:p text:style-name="Standard">&lt;row name="id" null="1" autoincrement="1"&gt;</text:p>
      <text:p text:style-name="Standard">&lt;datatype&gt;TINYINT&lt;/datatype&gt;</text:p>
      <text:p text:style-name="Standard">&lt;default&gt;NULL&lt;/default&gt;&lt;/row&gt;</text:p>
      <text:p text:style-name="Standard">&lt;row name="user" null="0" autoincrement="0"&gt;</text:p>
      <text:p text:style-name="Standard">&lt;datatype&gt;VARCHAR(20)&lt;/datatype&gt;</text:p>
      <text:p text:style-name="Standard">&lt;relation table="users" row="users_login" /&gt;</text:p>
      <text:p text:style-name="Standard">&lt;/row&gt;</text:p>
      <text:p text:style-name="Standard">&lt;row name="workout" null="0" autoincrement="0"&gt;</text:p>
      <text:p text:style-name="Standard">&lt;datatype&gt;VARCHAR(50)&lt;/datatype&gt;</text:p>
      <text:p text:style-name="Standard">&lt;relation table="workouts" row="title" /&gt;</text:p>
      <text:p text:style-name="Standard">&lt;/row&gt;</text:p>
      <text:p text:style-name="Standard">&lt;row name="creator" null="0" autoincrement="0"&gt;</text:p>
      <text:p text:style-name="Standard">&lt;datatype&gt;VARCHAR(30)&lt;/datatype&gt;</text:p>
      <text:p text:style-name="Standard">&lt;relation table="workouts" row="creator" /&gt;</text:p>
      <text:p text:style-name="Standard"><text:soft-page-break/>&lt;/row&gt;</text:p>
      <text:p text:style-name="Standard">&lt;key type="PRIMARY" name=""&gt;</text:p>
      <text:p text:style-name="Standard">&lt;part&gt;id&lt;/part&gt;</text:p>
      <text:p text:style-name="Standard">&lt;/key&gt;</text:p>
      <text:p text:style-name="Standard">&lt;/table&gt;</text:p>
      <text:p text:style-name="Standard">&lt;table x="553" y="1551" name="record"&gt;</text:p>
      <text:p text:style-name="Standard">&lt;row name="id" null="1" autoincrement="1"&gt;</text:p>
      <text:p text:style-name="Standard">&lt;datatype&gt;TINYINT&lt;/datatype&gt;</text:p>
      <text:p text:style-name="Standard">&lt;default&gt;NULL&lt;/default&gt;&lt;/row&gt;</text:p>
      <text:p text:style-name="Standard">&lt;row name="user" null="1" autoincrement="0"&gt;</text:p>
      <text:p text:style-name="Standard">&lt;datatype&gt;TINYINT&lt;/datatype&gt;</text:p>
      <text:p text:style-name="Standard">&lt;default&gt;NULL&lt;/default&gt;&lt;relation table="users" row="users_login" /&gt;</text:p>
      <text:p text:style-name="Standard">&lt;/row&gt;</text:p>
      <text:p text:style-name="Standard">&lt;row name="exersice" null="1" autoincrement="0"&gt;</text:p>
      <text:p text:style-name="Standard">&lt;datatype&gt;TINYINT&lt;/datatype&gt;</text:p>
      <text:p text:style-name="Standard">&lt;default&gt;NULL&lt;/default&gt;&lt;relation table="workout_exercise" row="id" /&gt;</text:p>
      <text:p text:style-name="Standard">&lt;/row&gt;</text:p>
      <text:p text:style-name="Standard">&lt;row name="type" null="1" autoincrement="0"&gt;</text:p>
      <text:p text:style-name="Standard">&lt;datatype&gt;TINYINT&lt;/datatype&gt;</text:p>
      <text:p text:style-name="Standard">&lt;default&gt;NULL&lt;/default&gt;&lt;relation table="RecordTypes" row="type" /&gt;</text:p>
      <text:p text:style-name="Standard">&lt;/row&gt;</text:p>
      <text:p text:style-name="Standard">&lt;row name="value" null="1" autoincrement="0"&gt;</text:p>
      <text:p text:style-name="Standard">&lt;datatype&gt;TINYINT&lt;/datatype&gt;</text:p>
      <text:p text:style-name="Standard">&lt;default&gt;NULL&lt;/default&gt;&lt;/row&gt;</text:p>
      <text:p text:style-name="Standard">&lt;row name="date" null="1" autoincrement="0"&gt;</text:p>
      <text:p text:style-name="Standard">&lt;datatype&gt;DATE&lt;/datatype&gt;</text:p>
      <text:p text:style-name="Standard">&lt;default&gt;NULL&lt;/default&gt;&lt;/row&gt;</text:p>
      <text:p text:style-name="Standard">&lt;key type="PRIMARY" name=""&gt;</text:p>
      <text:p text:style-name="Standard">&lt;part&gt;id&lt;/part&gt;</text:p>
      <text:p text:style-name="Standard">&lt;/key&gt;</text:p>
      <text:p text:style-name="Standard">&lt;/table&gt;</text:p>
      <text:p text:style-name="Standard">&lt;table x="791" y="1629" name="RecordTypes"&gt;</text:p>
      <text:p text:style-name="Standard">&lt;row name="type" null="0" autoincrement="0"&gt;</text:p>
      <text:p text:style-name="Standard">&lt;datatype&gt;VARCHAR(50)&lt;/datatype&gt;</text:p>
      <text:p text:style-name="Standard">&lt;default&gt;'NULL'&lt;/default&gt;&lt;/row&gt;</text:p>
      <text:p text:style-name="Standard">&lt;key type="PRIMARY" name=""&gt;</text:p>
      <text:p text:style-name="Standard">&lt;part&gt;type&lt;/part&gt;</text:p>
      <text:p text:style-name="Standard">&lt;/key&gt;</text:p>
      <text:p text:style-name="Standard">&lt;/table&gt;</text:p>
      <text:p text:style-name="Standard">&lt;table x="1005" y="1944" name="languages"&gt;</text:p>
      <text:p text:style-name="Standard">&lt;row name="language" null="0" autoincrement="0"&gt;</text:p>
      <text:p text:style-name="Standard">&lt;datatype&gt;VARCHAR(4)&lt;/datatype&gt;</text:p>
      <text:p text:style-name="Standard">&lt;/row&gt;</text:p>
      <text:p text:style-name="Standard">&lt;key type="PRIMARY" name=""&gt;</text:p>
      <text:p text:style-name="Standard">&lt;part&gt;language&lt;/part&gt;</text:p>
      <text:p text:style-name="Standard">&lt;/key&gt;</text:p>
      <text:p text:style-name="Standard">&lt;/table&gt;</text:p>
      <text:p text:style-name="Standard">&lt;table x="819" y="1765" name="texts"&gt;</text:p>
      <text:p text:style-name="Standard">&lt;row name="id" null="1" autoincrement="1"&gt;</text:p>
      <text:p text:style-name="Standard"><text:soft-page-break/>&lt;datatype&gt;TINYINT&lt;/datatype&gt;</text:p>
      <text:p text:style-name="Standard">&lt;default&gt;NULL&lt;/default&gt;&lt;/row&gt;</text:p>
      <text:p text:style-name="Standard">&lt;row name="language" null="0" autoincrement="0"&gt;</text:p>
      <text:p text:style-name="Standard">&lt;datatype&gt;VARCHAR(4)&lt;/datatype&gt;</text:p>
      <text:p text:style-name="Standard">&lt;relation table="languages" row="language" /&gt;</text:p>
      <text:p text:style-name="Standard">&lt;/row&gt;</text:p>
      <text:p text:style-name="Standard">&lt;row name="text" null="1" autoincrement="0"&gt;</text:p>
      <text:p text:style-name="Standard">&lt;datatype&gt;VARCHAR(500)&lt;/datatype&gt;</text:p>
      <text:p text:style-name="Standard">&lt;default&gt;NULL&lt;/default&gt;&lt;/row&gt;</text:p>
      <text:p text:style-name="Standard">&lt;key type="PRIMARY" name=""&gt;</text:p>
      <text:p text:style-name="Standard">&lt;part&gt;id&lt;/part&gt;</text:p>
      <text:p text:style-name="Standard">&lt;part&gt;language&lt;/part&gt;</text:p>
      <text:p text:style-name="Standard">&lt;/key&gt;</text:p>
      <text:p text:style-name="Standard">&lt;/table&gt;</text:p>
      <text:p text:style-name="Standard">&lt;table x="1197" y="1524" name="exercise_muscle_groups"&gt;</text:p>
      <text:p text:style-name="Standard">&lt;row name="muscle_group " null="0" autoincrement="0"&gt;</text:p>
      <text:p text:style-name="Standard">&lt;datatype&gt;TINYINT&lt;/datatype&gt;</text:p>
      <text:p text:style-name="Standard">&lt;relation table="texts" row="id" /&gt;</text:p>
      <text:p text:style-name="Standard">&lt;/row&gt;</text:p>
      <text:p text:style-name="Standard">&lt;row name="language" null="0" autoincrement="0"&gt;</text:p>
      <text:p text:style-name="Standard">&lt;datatype&gt;VARCHAR(4)&lt;/datatype&gt;</text:p>
      <text:p text:style-name="Standard">&lt;relation table="texts" row="language" /&gt;</text:p>
      <text:p text:style-name="Standard">&lt;/row&gt;</text:p>
      <text:p text:style-name="Standard">&lt;key type="PRIMARY" name=""&gt;</text:p>
      <text:p text:style-name="Standard">&lt;part&gt;muscle_group &lt;/part&gt;</text:p>
      <text:p text:style-name="Standard">&lt;part&gt;language&lt;/part&gt;</text:p>
      <text:p text:style-name="Standard">&lt;/key&gt;</text:p>
      <text:p text:style-name="Standard">&lt;/table&gt;</text:p>
      <text:p text:style-name="Standard">&lt;table x="1672" y="1389" name="exercise_exercise_muscle_groups"&gt;</text:p>
      <text:p text:style-name="Standard">&lt;row name="exercise" null="1" autoincrement="0"&gt;</text:p>
      <text:p text:style-name="Standard">&lt;datatype&gt;TINYINT&lt;/datatype&gt;</text:p>
      <text:p text:style-name="Standard">&lt;default&gt;NULL&lt;/default&gt;&lt;relation table="exercises" row="id" /&gt;</text:p>
      <text:p text:style-name="Standard">&lt;/row&gt;</text:p>
      <text:p text:style-name="Standard">&lt;row name="muscle_group" null="1" autoincrement="1"&gt;</text:p>
      <text:p text:style-name="Standard">&lt;datatype&gt;TINYINT&lt;/datatype&gt;</text:p>
      <text:p text:style-name="Standard">&lt;default&gt;NULL&lt;/default&gt;&lt;relation table="exercise_muscle_groups" row="muscle_group " /&gt;</text:p>
      <text:p text:style-name="Standard">&lt;/row&gt;</text:p>
      <text:p text:style-name="Standard">&lt;row name="language" null="0" autoincrement="0"&gt;</text:p>
      <text:p text:style-name="Standard">&lt;datatype&gt;VARCHAR(4)&lt;/datatype&gt;</text:p>
      <text:p text:style-name="Standard">&lt;relation table="exercise_muscle_groups" row="language" /&gt;</text:p>
      <text:p text:style-name="Standard">&lt;/row&gt;</text:p>
      <text:p text:style-name="Standard">&lt;key type="PRIMARY" name=""&gt;</text:p>
      <text:p text:style-name="Standard">&lt;part&gt;muscle_group&lt;/part&gt;</text:p>
      <text:p text:style-name="Standard">&lt;part&gt;language&lt;/part&gt;</text:p>
      <text:p text:style-name="Standard">&lt;part&gt;exercise&lt;/part&gt;</text:p>
      <text:p text:style-name="Standard">&lt;/key&gt;</text:p>
      <text:p text:style-name="Standard">&lt;/table&gt;</text:p>
      <text:p text:style-name="Standard">&lt;table x="1723" y="1539" name="exercise_exercise_types"&gt;</text:p>
      <text:p text:style-name="Standard">&lt;row name="exercise" null="0" autoincrement="0"&gt;</text:p>
      <text:p text:style-name="Standard"><text:soft-page-break/>&lt;datatype&gt;TINYINT&lt;/datatype&gt;</text:p>
      <text:p text:style-name="Standard">&lt;relation table="exercises" row="id" /&gt;</text:p>
      <text:p text:style-name="Standard">&lt;/row&gt;</text:p>
      <text:p text:style-name="Standard">&lt;row name="type" null="1" autoincrement="1"&gt;</text:p>
      <text:p text:style-name="Standard">&lt;datatype&gt;TINYINT&lt;/datatype&gt;</text:p>
      <text:p text:style-name="Standard">&lt;default&gt;NULL&lt;/default&gt;&lt;relation table="exercise_types" row="type" /&gt;</text:p>
      <text:p text:style-name="Standard">&lt;/row&gt;</text:p>
      <text:p text:style-name="Standard">&lt;row name="language" null="0" autoincrement="0"&gt;</text:p>
      <text:p text:style-name="Standard">&lt;datatype&gt;VARCHAR(4)&lt;/datatype&gt;</text:p>
      <text:p text:style-name="Standard">&lt;relation table="exercise_types" row="language" /&gt;</text:p>
      <text:p text:style-name="Standard">&lt;/row&gt;</text:p>
      <text:p text:style-name="Standard">&lt;key type="PRIMARY" name=""&gt;</text:p>
      <text:p text:style-name="Standard">&lt;part&gt;type&lt;/part&gt;</text:p>
      <text:p text:style-name="Standard">&lt;part&gt;language&lt;/part&gt;</text:p>
      <text:p text:style-name="Standard">&lt;part&gt;exercise&lt;/part&gt;</text:p>
      <text:p text:style-name="Standard">&lt;/key&gt;</text:p>
      <text:p text:style-name="Standard">&lt;/table&gt;</text:p>
      <text:p text:style-name="Standard">&lt;table x="1736" y="1791" name="exercise_exercise_equipments"&gt;</text:p>
      <text:p text:style-name="Standard">&lt;row name="exercise" null="0" autoincrement="0"&gt;</text:p>
      <text:p text:style-name="Standard">&lt;datatype&gt;TINYINT&lt;/datatype&gt;</text:p>
      <text:p text:style-name="Standard">&lt;relation table="exercises" row="id" /&gt;</text:p>
      <text:p text:style-name="Standard">&lt;/row&gt;</text:p>
      <text:p text:style-name="Standard">&lt;row name="equipment " null="1" autoincrement="1"&gt;</text:p>
      <text:p text:style-name="Standard">&lt;datatype&gt;TINYINT&lt;/datatype&gt;</text:p>
      <text:p text:style-name="Standard">&lt;default&gt;NULL&lt;/default&gt;&lt;relation table="exercise_equipments" row="equipment" /&gt;</text:p>
      <text:p text:style-name="Standard">&lt;/row&gt;</text:p>
      <text:p text:style-name="Standard">&lt;row name="language" null="0" autoincrement="0"&gt;</text:p>
      <text:p text:style-name="Standard">&lt;datatype&gt;VARCHAR(4)&lt;/datatype&gt;</text:p>
      <text:p text:style-name="Standard">&lt;relation table="exercise_equipments" row="language" /&gt;</text:p>
      <text:p text:style-name="Standard">&lt;/row&gt;</text:p>
      <text:p text:style-name="Standard">&lt;key type="PRIMARY" name=""&gt;</text:p>
      <text:p text:style-name="Standard">&lt;part&gt;equipment &lt;/part&gt;</text:p>
      <text:p text:style-name="Standard">&lt;part&gt;language&lt;/part&gt;</text:p>
      <text:p text:style-name="Standard">&lt;part&gt;exercise&lt;/part&gt;</text:p>
      <text:p text:style-name="Standard">&lt;/key&gt;</text:p>
      <text:p text:style-name="Standard">&lt;/table&gt;</text:p>
      <text:p text:style-name="Standard">&lt;table x="1722" y="1656" name="exercise_exercise_difficulties"&gt;</text:p>
      <text:p text:style-name="Standard">&lt;row name="exercise" null="0" autoincrement="0"&gt;</text:p>
      <text:p text:style-name="Standard">&lt;datatype&gt;TINYINT&lt;/datatype&gt;</text:p>
      <text:p text:style-name="Standard">&lt;relation table="exercises" row="id" /&gt;</text:p>
      <text:p text:style-name="Standard">&lt;/row&gt;</text:p>
      <text:p text:style-name="Standard">&lt;row name="difficulty " null="0" autoincrement="0"&gt;</text:p>
      <text:p text:style-name="Standard">&lt;datatype&gt;TINYINT&lt;/datatype&gt;</text:p>
      <text:p text:style-name="Standard">&lt;relation table="exercise_difficulties" row="difficulty" /&gt;</text:p>
      <text:p text:style-name="Standard">&lt;/row&gt;</text:p>
      <text:p text:style-name="Standard">&lt;row name="language" null="0" autoincrement="0"&gt;</text:p>
      <text:p text:style-name="Standard">&lt;datatype&gt;VARCHAR(4)&lt;/datatype&gt;</text:p>
      <text:p text:style-name="Standard">&lt;relation table="exercise_difficulties" row="language" /&gt;</text:p>
      <text:p text:style-name="Standard">&lt;/row&gt;</text:p>
      <text:p text:style-name="Standard"><text:soft-page-break/>&lt;key type="PRIMARY" name=""&gt;</text:p>
      <text:p text:style-name="Standard">&lt;part&gt;exercise&lt;/part&gt;</text:p>
      <text:p text:style-name="Standard">&lt;part&gt;difficulty &lt;/part&gt;</text:p>
      <text:p text:style-name="Standard">&lt;part&gt;language&lt;/part&gt;</text:p>
      <text:p text:style-name="Standard">&lt;/key&gt;</text:p>
      <text:p text:style-name="Standard">&lt;/table&gt;</text:p>
      <text:p text:style-name="Standard">&lt;table x="1203" y="1381" name="description"&gt;</text:p>
      <text:p text:style-name="Standard">&lt;row name="exercise" null="0" autoincrement="0"&gt;</text:p>
      <text:p text:style-name="Standard">&lt;datatype&gt;TINYINT&lt;/datatype&gt;</text:p>
      <text:p text:style-name="Standard">&lt;relation table="exercises" row="id" /&gt;</text:p>
      <text:p text:style-name="Standard">&lt;/row&gt;</text:p>
      <text:p text:style-name="Standard">&lt;row name="description" null="0" autoincrement="0"&gt;</text:p>
      <text:p text:style-name="Standard">&lt;datatype&gt;TINYINT&lt;/datatype&gt;</text:p>
      <text:p text:style-name="Standard">&lt;relation table="texts" row="id" /&gt;</text:p>
      <text:p text:style-name="Standard">&lt;/row&gt;</text:p>
      <text:p text:style-name="Standard">&lt;row name="language" null="0" autoincrement="0"&gt;</text:p>
      <text:p text:style-name="Standard">&lt;datatype&gt;VARCHAR(4)&lt;/datatype&gt;</text:p>
      <text:p text:style-name="Standard">&lt;relation table="texts" row="language" /&gt;</text:p>
      <text:p text:style-name="Standard">&lt;/row&gt;</text:p>
      <text:p text:style-name="Standard">&lt;key type="PRIMARY" name=""&gt;</text:p>
      <text:p text:style-name="Standard">&lt;part&gt;exercise&lt;/part&gt;</text:p>
      <text:p text:style-name="Standard">&lt;part&gt;description&lt;/part&gt;</text:p>
      <text:p text:style-name="Standard">&lt;part&gt;language&lt;/part&gt;</text:p>
      <text:p text:style-name="Standard">&lt;/key&gt;</text:p>
      <text:p text:style-name="Standard">&lt;/table&gt;</text:p>
      <text:p text:style-name="Standard">&lt;/sql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.shevchyk </meta:initial-creator>
    <meta:creation-date>2013-08-24T02:26:18</meta:creation-date>
    <dc:date>2013-09-07T14:17:36</dc:date>
    <dc:creator>d.shevchyk </dc:creator>
    <meta:editing-duration>P0D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2" meta:paragraph-count="563" meta:word-count="1320" meta:character-count="17651" meta:non-whitespace-character-count="16896"/>
  </office:meta>
</office:document-meta>
</file>